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ndalus"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font-name="Andalus"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ext-properties style:font-name="Andalus"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style:font-name="Andalus" fo:font-size="10pt" fo:font-style="normal" fo:font-weight="bold" style:font-size-asian="10pt" style:font-style-asian="normal" style:font-weight-asian="bold" style:font-size-complex="10pt" style:font-style-complex="normal" style:font-weight-complex="bold"/>
    </style:style>
    <style:style style:name="P5" style:family="paragraph" style:parent-style-name="Standard">
      <style:paragraph-properties fo:text-align="start" style:justify-single-word="false"/>
      <style:text-properties style:font-name="Andalus" fo:font-size="10pt" fo:font-style="italic" fo:font-weight="bold" style:font-size-asian="10pt" style:font-style-asian="italic" style:font-weight-asian="bold" style:font-size-complex="10pt" style:font-style-complex="italic" style:font-weight-complex="bold"/>
    </style:style>
    <style:style style:name="P6" style:family="paragraph" style:parent-style-name="Standard">
      <style:paragraph-properties fo:text-align="center" style:justify-single-word="false"/>
      <style:text-properties style:font-name="Andalus" fo:font-size="10pt" fo:font-style="italic" fo:font-weight="normal" style:font-size-asian="10pt" style:font-style-asian="italic" style:font-weight-asian="normal" style:font-size-complex="10pt" style:font-style-complex="italic" style:font-weight-complex="normal"/>
    </style:style>
    <style:style style:name="P7" style:family="paragraph" style:parent-style-name="Standard">
      <style:paragraph-properties fo:text-align="start" style:justify-single-word="false"/>
      <style:text-properties style:font-name="Andalus"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paragraph-properties fo:text-align="center" style:justify-single-word="false"/>
      <style:text-properties style:font-name="Andalus"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Andalu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Andalus"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font-name="Andalus" fo:font-size="10pt" fo:font-style="normal" style:text-underline-style="none" fo:font-weight="bold" style:font-size-asian="10pt" style:font-style-asian="normal" style:font-weight-asian="bold" style:font-size-complex="10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underline-style="none"/>
    </style:style>
    <style:style style:name="T9" style:family="text">
      <style:text-properties style:text-underline-style="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art #3</text:p>
      <text:p text:style-name="P8">The Turning</text:p>
      <text:p text:style-name="P9"/>
      <text:p text:style-name="P1"><text:tab/>Eman stood at the prow of the little craft scanning the horizon once more with his telescope. It was in the middle of the night and he had been traveling without much rest for a week and a day. Even Keogh had gone to rest. A little box sat next to him playing one of his favorite songs. It was a song that would be familiar to most people today. <text:s/>It was the last song on the tape because it was the most recently written. Most of us today would recognize it, if the words had not been muffled after a century of sitting in some distant part of the castle. </text:p>
      <text:p text:style-name="P1"><text:tab/>The music floated softly over the sea from the musical box. (Eman could never actually figure out what made it work.) Although Eman did not know it, the music affected him in a way you would have never expected. Most of those that pride them selves in evil would have screamed in agony at the sound, but Eman simply sat there subconsciously tapping his foot to the beat. Had his father or sister found him like this, he would have no chance of returning to the kingdom and would be banished permanently and would be forever a scourge of Damara. Keogh stormed up the steps wearing a ridiculous nightcap. Eman could barely keep from laughing at the sight of Keogh. The nightcap was purple with strange yellow lightning bolts sticking out of it at random places. </text:p>
      <text:p text:style-name="P1"><text:tab/>“You should go to bed, Prince Eman,” he snapped. “You need your rest.”</text:p>
      <text:p text:style-name="P1"><text:tab/>“In a few minutes,” Eman replied placing the musical box safely in his pocket. “The girl should be out here somewhere.”</text:p>
      <text:p text:style-name="P1"><text:tab/>Eman scanned the horizon one last time. All he saw was shapes moving far in the distance and the long, rolling waves of the ocean. It was the same view that it always had been for the last week or so and he was bored of that scene. He wanted to see the girl that he had been sent to look for. There was no hope of ever returning to his father without her. She was a fugitive and fugitives needed to die deserving no mercy. He had been taught this by his father when he was a little boy. He was never aloud to show weakness unless he wanted to get beaten until he could no longer cry out. His father had cast spells on him and bent his will. Although he was treated like a prince, he knew better. He was a slave. He was a slave until he claimed the thrown. As soon as he claimed the thrown, no one could oppose him and he would be free. Until then he needed to find the girl.<text:tab/></text:p>
      <text:p text:style-name="P1"><text:tab/>He was just <text:s/>about to snap the telescope closed, when he saw a dragon with a girl on her back landing on the island.</text:p>
      <text:p text:style-name="P1"><text:tab/>“They're over there on that island!” exclaimed Eman. “Keogh, rose the crew!!”</text:p>
      <text:p text:style-name="P1"><text:tab/>“Yes, sir.”</text:p>
      <text:p text:style-name="P1"><text:tab/>The crew filed up the stairs and began raising the sails and rowing. Two of the men prepared a large net for capturing the girl and her dragon. </text:p>
      <text:p text:style-name="P1"><text:tab/>“Are you sure about this, Prince Eman?” asked Keogh.</text:p>
      <text:p text:style-name="P1"><text:tab/>“Yes, I could never be more sure in my life!” said Eman, “The girl will be mine! Victory and the thrown will be mine!”</text:p>
      <text:p text:style-name="P1"><text:tab/>Keogh looked at Eman's eyes and found a glint of doubt in them, but he did not question Eman further. </text:p>
      <text:p text:style-name="P1"><text:tab/>The ship pulled up silently onto the shore of the little island where Kira and Zendara lay deep asleep in a little clearing surrounded by bushes. Eman and the rest of his crew crept up slowly toward them. Eman looked at Kira and Zendara and hesitated. A tiny voice inside his head said, <text:span text:style-name="T1">Why am I doing this? <text:s/>Why not just let them go free? <text:s/></text:span><text:span text:style-name="T3">He shoved the voice away and signaled for the nets to drop on the girl and her dragon. As the nets dropped on the girl, her eyes fluttered open. They were brilliant green and the color of spring or so he had been told. Nothing ever grew in spring in Damara. Their gazes met for an instant and then Eman looked away. It was too much. The message was clear in her eyes. </text:span><text:soft-page-break/><text:span text:style-name="T1">Help me!!</text:span></text:p>
      <text:p text:style-name="P1"><text:span text:style-name="T1"><text:tab/>I must do it, </text:span><text:span text:style-name="T3"><text:s/>he thought.</text:span></text:p>
      <text:p text:style-name="P2"><text:tab/>Eman signaled for the crew to drag the captives into the ship. The girl continued to stare at him. He desperately wanted to meet her gaze but couldn't. He couldn't face her sorrow. He could only ignore it. He already knew what she wanted to know.</text:p>
      <text:p text:style-name="P1"><text:span text:style-name="T3"><text:tab/></text:span><text:span text:style-name="T1">Why?</text:span></text:p>
      <text:p text:style-name="P2"><text:tab/>Zendara woke up quickly. She began thrashing and rolling and the crew had difficulty keeping her down. Zendara sliced the ropes with her powerful jaws and burst free. She tried to rescue Kira, but the crew hit her with sticks to keep her down. Zendara growled at them and then flew into the sky.</text:p>
      <text:p text:style-name="P2"><text:tab/>Eman knew she would return, since there was nothing that Zendara wouldn't do for Kira. Zendara would fly lonely for now, but someday Zendara would return for Kira. Eman knew it in his gut.</text:p>
      <text:p text:style-name="P2"/>
      <text:p text:style-name="P2"/>
      <text:p text:style-name="P4"><text:tab/>Kira woke up with her <text:span text:style-name="T5"><text:s/>hands tied behind her back. She tried to move but found it impossible. </text:span></text:p>
      <text:p text:style-name="P5"><text:span text:style-name="T5">Where am I? <text:s/></text:span><text:span text:style-name="T4">she thought. Then she remembered. She had been captured by a crew of men. She remembered Zendara escaping but couldn't remember where Zendara had gone. Her head hurt like crazy and the world seemed to rock back and forth. Blots came in front of her eyes. When the pain in her head subsided, the world was still rocking. She craned her neck to look at the ground and found that it was swaying with her. A young man emerged from somewhere.</text:span></text:p>
      <text:p text:style-name="P2"><text:tab/>“You're awake,” he said. He examined her like some sort of prize possession. </text:p>
      <text:p text:style-name="P2"><text:tab/>“Who … who are you?” she asked.</text:p>
      <text:p text:style-name="P2"><text:tab/>“I think you already know me,” <text:s/>he said stroking her cheek. Kira tried to struggle away from him.</text:p>
      <text:p text:style-name="P2"><text:tab/>“Shh, shh. <text:s/>I can't have you escaping like the dragon. I need you in order to return to the thrown,” he said. </text:p>
      <text:p text:style-name="P2"><text:tab/>Kira could swear she had heard a similar voice somewhere.</text:p>
      <text:p text:style-name="P5"><text:span text:style-name="T5"><text:tab/>The Dark Lord! </text:span><text:span text:style-name="T4"><text:s/>The truth slapped her in the face. This was Eman, Prince of Darkness. </text:span></text:p>
      <text:p text:style-name="P2"><text:tab/>“What are you going to do with me?” <text:s/>she asked.</text:p>
      <text:p text:style-name="P2"><text:tab/>“That is for my father to decide,” he replied coolly.</text:p>
      <text:p text:style-name="P2"><text:tab/>Shudders ran down Kira's spine. This was Eman? She had always imagined him to be a ghastly person with a crooked nose and a scowl on his face. She imagined they would meet in battle and here she was chained up like a dog left at his mercy (if he had any mercy). Eman came closer to her. He brushed her hair back from her face gently. (She had never described the Prince of Darkness as 'gentle' before.) He pulled his fingers lightly down her arms and back. She shivered at the touch of his hands. They were cold but yet warm at the same time. She had seen monsters and demons but none had disturbed her like this. This was different. None of them had ever touched her with anything but a sword.</text:p>
      <text:p text:style-name="P2"><text:tab/>Eman grasped her by the shoulders. “Look at me!!” he demanded. “Look at me!”</text:p>
      <text:p text:style-name="P2"><text:tab/>“Never!” Kira spat. “You are a monster.”</text:p>
      <text:p text:style-name="P2"><text:tab/>Eman took a step back. Kira looked up and their eyes met for a moment. She noticed that there was a sadness in his eyes. His dark brown eyes were clouded with what looked like suppressed tears. She almost had sympathy for him but a voice in her head said</text:p>
      <text:p text:style-name="P6">He is a monster!!</text:p>
      <text:p text:style-name="P2"/>
      <text:p text:style-name="P2"><text:tab/>Eman turned away from her.</text:p>
      <text:p text:style-name="P2"><text:tab/>“Fine be that way!” he cried and Kira could almost swear he choked on those words.</text:p>
      <text:p text:style-name="P2"><text:tab/></text:p>
      <text:p text:style-name="P2"><text:soft-page-break/><text:tab/>Eman felt unusually stung by Kira's words. He always considered all other creatures inferior to him. Now one little girl called him a monster! <text:span text:style-name="T1"><text:s/>It is partially true, </text:span>he thought.</text:p>
      <text:p text:style-name="P2"><text:tab/>“How did it go?” asked Keogh.</text:p>
      <text:p text:style-name="P2"><text:tab/>“Good, she hates me now,” said Eman with spite.</text:p>
      <text:p text:style-name="P2"><text:tab/>“You can't get too attached to her. You will have to hand her over to the Dark Lord,” stated Keogh.</text:p>
      <text:p text:style-name="P2"><text:tab/>“That was the point!!” snapped Eman.</text:p>
      <text:p text:style-name="P2"><text:tab/>“Calm down, calm down,” said Keogh. “I wasn't criticizing you!”</text:p>
      <text:p text:style-name="P2"><text:tab/>“Sounded like it!” retorted Eman.</text:p>
      <text:p text:style-name="P2"/>
      <text:p text:style-name="P2"><text:tab/>Later that night Eman was out by the steering wheel again. He placed the small musical box on the railing. He hit a button and it began to play. Kira had been tied next to the steering wheel or close enough to it. She looked up in shock. The music was beautiful. <text:span text:style-name="T1">Evil people don't listen to music!! a</text:span> voice screamed inside her head. Kira stared at Eman for a long time. <text:s/>She wondered if Eman was really evil or if he was just trying to fool her into thinking that he wasn't. It was clear that he was on some mission to capture her and Zendara, but would he actually complete the mission? He was clearly not as brutal as other evil creatures. He obviously had feelings, but did that make him good? Kira was not sure.</text:p>
      <text:p text:style-name="P2"><text:tab/>“Why do you listen to music?” asked Kira.</text:p>
      <text:p text:style-name="P2"><text:tab/>“Because I like it,” he replied not taking his eyes off the steering wheel.</text:p>
      <text:p text:style-name="P2"><text:tab/>“I thought evil people didn't like music,” mused Kira.</text:p>
      <text:p text:style-name="P2"><text:tab/>“Think again,” he retorted. This time he turned toward her and revealed part of the magnificent belt at his waist. Kira noticed that he was ruggedly handsome. <text:s/>His dark brown eyes pierced her like a hawk and his light brown hair was blown back slightly in the wind. He seemed sad but yet it was obvious sadness was not all he felt.</text:p>
      <text:p text:style-name="P2"><text:tab/>“What do you mean?” asked Kira.</text:p>
      <text:p text:style-name="P2"><text:tab/>“I'm evil but I listen to music and enjoy it. There! I just proved your theory wrong!” he exclaimed.</text:p>
      <text:p text:style-name="P2"><text:tab/>“How can you be sure you are evil?” she asked.</text:p>
      <text:p text:style-name="P2"><text:tab/>Eman turned away from her.</text:p>
      <text:p text:style-name="P2"><text:tab/>“Because of what I will do to you,” said Eman.</text:p>
      <text:p text:style-name="P2"><text:tab/>“What?”</text:p>
      <text:p text:style-name="P2"><text:tab/>“I don't need to spell it out to you anymore do I?” he snapped. “You already know what they do to prisoners at Damara. Unless you are that stupid!!”</text:p>
      <text:p text:style-name="P2"><text:tab/>“And you don't want that to happen to me.”</text:p>
      <text:p text:style-name="P2"><text:tab/>“I never said anything like that!!” he retorted. Kira knew how big of a lie that was and decided to press further.</text:p>
      <text:p text:style-name="P2"><text:tab/>“Then why are you warning me?” she asked.</text:p>
      <text:p text:style-name="P2"><text:tab/>Eman did not respond he just stared straight ahead trying his best not to look at Kira. He had already given her too much information about himself. Kira could use that against him. <text:span text:style-name="T1">At least she can't tell anyone about it, </text:span><text:s/>he thought. Kira continued staring at Eman. He wished she would just avoid him like she had a few hours ago. He didn't want to be stared especially not now.</text:p>
      <text:p text:style-name="P2"><text:tab/>As Eman jerked the steering wheel violently to the side, a flash of white light came up from under his shirt. </text:p>
      <text:p text:style-name="P7"><text:tab/>What is he wearing? <text:span text:style-name="T3"><text:s/>wondered Kira. </text:span>A 'Truth telling belt?'</text:p>
      <text:p text:style-name="P2"><text:tab/>In fact the belt did look quite strange from her point of view. It looked like a heavy gold band strapped around his waist. A belt of that size would weigh down even the strongest men on the planet but Eman seemed to move freely and unhindered. The belt seemed to glisten and flow as he walked unlike the heavy sword belt she often wore. The belt was not made for Eman to wear but it seemed to fit him just fine. The belt was of a quality that was fit for a King of Maroara. <text:soft-page-break/>The gems on the rims of the belt were beautiful and each of them was well polished. She had heard vague rumors of some sort of belt but why would this <text:span text:style-name="T1">scum </text:span><text:s/>have this prized possession! What she didn't notice were the red lines where the belt had melded with his skin … </text:p>
      <text:p text:style-name="P2"/>
      <text:p text:style-name="P2"/>
      <text:p text:style-name="P2"/>
      <text:p text:style-name="P2"><text:tab/>“<text:span text:style-name="T6">NOOOOOOOOOOOOOOOOOOOOOOOOOOOOOOOOO!” </text:span>shrieked the Dark Lord as the last of his servants was beheaded and disposed of. “I will come back for you someday and I will ---” His image vanished into thin air. Somewhere, Maran knew, a very unhappy Dark Lord was throwing a temper tantrum.</text:p>
      <text:p text:style-name="P2"><text:tab/>Maran put his lips to the flute and began to play a joyful tune. While the Dark Lord stormed in his castle, the forces would party. The corpses of the captains slowly faded <text:s/>into mist, and women and children slowly crept out of their hiding spots. Many Revar warriors lay dead in the corridor but they had not died in vain. The Dark Lord had been vanquished … at least for now … </text:p>
      <text:p text:style-name="P2"><text:tab/>What followed were seven days straight of drinking and laughing. Elvena sat with Aaron and Amanar gossiping and discussing recent events.</text:p>
      <text:p text:style-name="P2"><text:tab/>“You should have seen the look on that captain's face as I busted him with my ropes,” exclaimed Elvena.</text:p>
      <text:p text:style-name="P2"><text:tab/>“And bust them you did!! Those things couldn't be killed unless you cut their head off! One of them pulled a knife right out of his stomach,” agreed Maran.</text:p>
      <text:p text:style-name="P2"><text:tab/>“Enough bragging you two!” demanded Amanar. “But I did some pretty nifty kills. I shot one right through the heart with an arrow!”</text:p>
      <text:p text:style-name="P2"><text:tab/>“That's nothing,” bragged Aaron. “I took on six sea scum all on <text:s/>my own!! I killed all six of 'em in one blow!!”</text:p>
      <text:p text:style-name="P2"><text:tab/>“Ah … what would you like, sirs and miss?” asked a waitress greatly disturbed by the conversation the heroes were having.</text:p>
      <text:p text:style-name="P2"><text:tab/>“Well, Aaron here would like some chopped up sea scum, and my friend Amanar would like an-arrow-through-the-heart-ghoul, and this young lady and I will share a chicken breast,” said Maran.</text:p>
      <text:p text:style-name="P2"><text:tab/>“Are you sure that is what you want?” asked the waitress.</text:p>
      <text:p text:style-name="P2"><text:tab/>“Yes, positive,” blurted Maran before the others could answer. As the waitress walked away Aaron and Amanar glared at him.</text:p>
      <text:p text:style-name="P2"><text:tab/>“What was all that about?” asked Aaron.</text:p>
      <text:p text:style-name="P2"><text:tab/>“Trying to get you to stop bragging,” said Maran.</text:p>
      <text:p text:style-name="P2"><text:tab/>“Well, … you were bragging too!” exclaimed Amanar.</text:p>
      <text:p text:style-name="P2"><text:tab/>“Yeah! I was bragging for Elvena!” retorted Maran.</text:p>
      <text:p text:style-name="P2"><text:tab/>“I think I can handle my <text:span text:style-name="T1">own </text:span><text:s/>bragging!” demanded Elvena.</text:p>
      <text:p text:style-name="P2"><text:tab/>“Okay, okay but you have to admit that was a pretty good prank that I pulled there?” asked Maran.</text:p>
      <text:p text:style-name="P2"><text:tab/>Aaron and Amanar shook their heads but Elvena was the only one who nodded. She found it quite hilarious to see Aaron and Amanar eating their own kills. </text:p>
      <text:p text:style-name="P2"><text:tab/>“Yeah! At least Elvena agrees with me!!” exclaimed Maran.</text:p>
      <text:p text:style-name="P2"><text:tab/>When the waitress reappeared, she found the heroes arm-wrestling each other. They were so focused on arm-wrestling that they didn't even notice her.</text:p>
      <text:p text:style-name="P2"><text:tab/>“Arrow-through-the-heart-ghoul?” asked the waitress.</text:p>
      <text:p text:style-name="P2"><text:tab/>“That's mine,” grumbled Amanar through gritted teeth.</text:p>
      <text:p text:style-name="P2"><text:tab/>The waitress placed a gummy ghoul with a gummy arrow through its heart in front of Amanar.</text:p>
      <text:p text:style-name="P2"><text:soft-page-break/><text:tab/>“Chopped up sea scum?” asked the waitress.</text:p>
      <text:p text:style-name="P2"><text:tab/>“That's mine,” grumbled Aaron. </text:p>
      <text:p text:style-name="P2"><text:tab/>The waitress placed a sliced up gummy ghoul in front of Aaron. She then placed a chicken breast in front of Maran and Elvena.</text:p>
      <text:p text:style-name="P2"><text:tab/>“Enjoy!” she exclaimed and then vanished.</text:p>
      <text:p text:style-name="P2"><text:tab/>“This isn't too bad,” said Aaron taking a large mouth full of his chopped up ghoul.</text:p>
      <text:p text:style-name="P2"><text:tab/>“It's like jell-o,” agreed Amanar.</text:p>
      <text:p text:style-name="P2"><text:tab/>Maran watched as Amanar and Aaron wolfed down their killed-scum. It did look quite delicious. He wished he hadn't ordered them their food. It was not as funny a prank this way.</text:p>
      <text:p text:style-name="P2"><text:tab/>“Well, might as well make the best of what we have,” announced Elvena.</text:p>
      <text:p text:style-name="P2"><text:tab/>She cut the chicken in half and handed half of it to Maran. They began eating the chicken breast but Maran couldn't help to look over in envy at Amanar and Aaron. The waitress came by again with a tray full of food balanced on her arm. Maran stopped her.</text:p>
      <text:p text:style-name="P2"><text:tab/>“Hey!” he exclaimed. “Can you get those two men a bowl of deep fried rice candy with hot sauce? They love that kind”.</text:p>
      <text:p text:style-name="P2"><text:tab/>“What do we like?” asked Amanar.</text:p>
      <text:p text:style-name="P2"><text:tab/>“Gummy arrow-through-the heart-ghouls,” replied Maran.</text:p>
      <text:p text:style-name="P2"><text:tab/>“No --- well yes, but what do we like?” asked Amanar.</text:p>
      <text:p text:style-name="P2"><text:tab/>“”I just told you” retorted Maran.</text:p>
      <text:p text:style-name="P2"><text:tab/>Maran went back to eating his chicken breast. It was quite good in fact but Amanar and Aaron would not let him forget that his prank had failed. Soon the waitress came by and placed a large bowl of very spicy rice candies in front of Amanar and Aaron.</text:p>
      <text:p text:style-name="P2"><text:tab/>“What is this?” demanded Aaron.</text:p>
      <text:p text:style-name="P2"><text:tab/>“Your semi-healthy food for today,” replied Maran.</text:p>
      <text:p text:style-name="P2"><text:tab/>“Interesting.” Aaron popped one of the rice candies in his mouth.</text:p>
      <text:p text:style-name="P2"><text:tab/>“Ho-o-o-o-o-o-o-o-o-o-o-o-o-o-o-o-o-ot!” exclaimed Aaron.</text:p>
      <text:p text:style-name="P2"><text:tab/>“I'm glad you like it,” said Maran coolly.</text:p>
      <text:p text:style-name="P2"><text:tab/>“Don't be a wuss,” reprimanded Amanar. He popped one of the candies in his own mouth. His face contorted into a face of utter disgust but refused to scream out in pain. His eyes bulged and his face turned bright red, but that was only the beginning. His eyes began to water so quickly that they looked like tears and with his last strength he gulped the candy down. Amanar began chugging down gallons of water.</text:p>
      <text:p text:style-name="P2"><text:tab/>“Now, who is the wuss?” teased Aaron. Amanar could not respond. He was too busy chugging down water. His cheeks still glowed red and his eyes were still filled with water.</text:p>
      <text:p text:style-name="P2"><text:tab/>Master Shamaran came bustling down the corner. Obviously, he had been running very quickly.</text:p>
      <text:p text:style-name="P2"><text:tab/>“Maran! I need to talk to you quickly!” snapped Master Shamaran. Elvena stared at him. “Um … Is this a bad time?”</text:p>
      <text:p text:style-name="P2"><text:tab/>“No, no not at all, we were just … long story,” said Elvena realizing she had been staring at him. “You two go on ahead.”</text:p>
      <text:p text:style-name="P2"><text:tab/>“Ah … what exactly is Amanar doing?” asked Master Shamaran. </text:p>
      <text:p text:style-name="P2"><text:tab/>“Long story,” blurted Elvena.</text:p>
      <text:p text:style-name="P2"><text:tab/>“I see,” said Master Shamaran pointedly. “We need to <text:span text:style-name="T1">go </text:span><text:s/>now! Maran! Hustle, hustle!”</text:p>
      <text:p text:style-name="P2"><text:tab/>“Coming, coming,” grumbled Maran. </text:p>
      <text:p text:style-name="P2"><text:soft-page-break/><text:tab/>Maran slowly got up from the table.</text:p>
      <text:p text:style-name="P2"><text:tab/>“Since when were you Mr. Hurry-man,” grumbled Maran.</text:p>
      <text:p text:style-name="P2"><text:tab/>“Since now! Now we need to <text:span text:style-name="T1">move</text:span>!!” Master Shamaran beckoned to him.</text:p>
      <text:p text:style-name="P2"><text:tab/>Maran honestly didn't remember Master Shamaran being 'Mr. Hurry-man' but then again he hardly knew Master Shamaran. Master Shamaran looked around anxiously. </text:p>
      <text:p text:style-name="P2"><text:tab/>“What is it?” asked Maran.</text:p>
      <text:p text:style-name="P2"><text:tab/>“We're lost,” said Master Shamaran.</text:p>
      <text:p text:style-name="P2"><text:tab/>“You mean …,” Maran stopped in mid-sentence for in fact <text:s/>Master Shamaran was correct. He at once realized how huge the restaurant was. Long carpeted pathways led off in different directions. Each corridor looked exactly the same with the same embroidery. Maran stood stark still. His eyes bugged out. From the outside the restaurant looked small but in truth the restaurant had been expanded by magic. From a bird's eye view, the restaurant expanded and contracted as each new customer came in. The restaurant had originally been very small but now it had swollen in size to accommodate all the guests. It was a simple magic spell but there was one problem: how did you get out?</text:p>
      <text:p text:style-name="P2"><text:tab/>A waitress walked past them. </text:p>
      <text:p text:style-name="P2"><text:tab/>“Is there anything you need, sirs?” she asked.</text:p>
      <text:p text:style-name="P2"><text:tab/>“Yeah, we need to find the exit,” said Maran.</text:p>
      <text:p text:style-name="P2"><text:tab/>“Oh, just follow me,” she sighed apparently having led a lot of lost people out of the restaurant. She led Maran and <text:s/>Master Shamaran down the hallway and down a series of windy paths. Once more Maran had to stop to examine the magnificent hallways.<text:span text:style-name="T1">Wow!! </text:span><text:s/>he thought.</text:p>
      <text:p text:style-name="P2"><text:tab/>“Here you go, sirs,” she said sweetly. “Have a nice day.”</text:p>
      <text:p text:style-name="P2"><text:tab/>“Well, that is quite the large restaurant,” commented Maran.</text:p>
      <text:p text:style-name="P2"><text:tab/> Master Shamaran made no comment as he simply beckoned to Maran to keep moving.</text:p>
      <text:p text:style-name="P2"><text:tab/>“Nora is in peril,” <text:s/>Master Shamaran said. “We need to set out within a few days.”</text:p>
      <text:p text:style-name="P2"><text:tab/>“So why couldn't you tell all of us at once?” asked Maran, </text:p>
      <text:p text:style-name="P2"><text:tab/>“Because you are the only Noran in the bunch,” explained <text:s/>Master Shamaran.</text:p>
      <text:p text:style-name="P2"><text:tab/> Master Shamaran had a difficult time convincing Maran to calm down. Maran was too busy freaking out about Nora to listen. He rambled on about how he must save his family and such and there were often some nasty curse words relating to the Dark Lord. </text:p>
      <text:p text:style-name="P2"/>
      <text:p text:style-name="P2"/>
      <text:p text:style-name="P2"><text:tab/><text:span text:style-name="T6">Eman stood at the prow of his ship </text:span>gazing out to sea. It was sunrise and he could already see the pillars of the castle poking out over the horizon. He felt excited, alert. Suddenly he was aware of how happy he was. Had he not been evil he would have been bouncing for joy. He had redeemed himself to his father over and over again but this time he felt like he had really <text:span text:style-name="T1">done</text:span> something. <text:span text:style-name="T1">Maybe this whole emotion thing is working out for me after all ,</text:span> he thought. By noon he would be rejoined with his family, although he wasn't sure whether that was good or bad, and everything would be back to normal.</text:p>
      <text:p text:style-name="P2"><text:tab/>The boat pulled up to the dock of Damara. A hostile looking guard with his face was pressed into a scowl, greeted Eman. The guard was dressed in a tight, black uniform with a ridiculous goofy hat on his head. Eman could barely resist knocking the hat off his head. Another guard came up without a hat.</text:p>
      <text:p text:style-name="P2"><text:tab/>“State you business or leave,” said the guard with the hat.</text:p>
      <text:p text:style-name="P2"><text:tab/>“I am in exile and I have brought with me a fugitive girl for the Dark Lord.” Eman untied Kira and pulled her along behind him. Kira saw Zendara flying high above the dock.</text:p>
      <text:p text:style-name="P2"><text:soft-page-break/><text:tab/>“Zendara! Zendara!” she called trying to reach out towards Zendara. </text:p>
      <text:p text:style-name="P2"><text:tab/>“Be quiet, “ said Eman gently, “just be quiet until we reach the castle. This is about redeeming my honor.”</text:p>
      <text:p text:style-name="P2"><text:tab/>“I don't care about your stupid honor,” she spat. “Zendara! Zendara!”</text:p>
      <text:p text:style-name="P2"><text:tab/>Eman clapped a hand over Kira's mouth.</text:p>
      <text:p text:style-name="P2"><text:tab/>“I told you to be quiet!” he squeezed his hand tighter on her mouth.</text:p>
      <text:p text:style-name="P2"><text:tab/>Kira's eyes bugged out and her face turned red. <text:span text:style-name="T1">Please Don't! </text:span><text:s/>she wanted to scream. She could already see the world starting to go black. When Eman released her, Kira almost fell to the ground before he caught her. Their eyes met but all Eman could see in her eyes was hatred and anger.</text:p>
      <text:p text:style-name="P2"><text:tab/>“Yes, you may pass,” the grumpy guard with the hat said. He had large, round eyeballs that skittered around. They stayed on Eman for a moment, sizing him up and then skittered around Kira and Zendara.</text:p>
      <text:p text:style-name="P2">“Thank you, sir,” muttered Eman under his breath. Eman led Kira down to solid ground. People looked up as they passed but most of them weren't looking at Eman and Kira they were looking at Zendara. The Luck Dragon! They pointed and pointed and waved and screamed at Zendara. Most likely, half of them wanted the Luck Dragon to be captured but the other half were overjoyed to see a Luck Dragon. A dragon especially a Luck Dragon was a rare sight since the age of Maroara.</text:p>
      <text:p text:style-name="P2"><text:tab/>As Eman's face came into view the crowd quieted down immediately. <text:span text:style-name="T1">So they do still bow to me! t</text:span>hought Eman. Normally Eman would have enjoyed this. It was no fun if everyone hid as soon as they saw him. <text:span text:style-name="T1">Only that obnoxious boy Maran would talk, </text:span><text:s/>he thought. <text:span text:style-name="T1">He thought he could save Nora!! What a ridiculous thought!</text:span></text:p>
      <text:p text:style-name="P2"><text:tab/>Eman had no idea that Maran was planning his battle plan to save Nora right at that instant. Eman was led by a guard to the Kings Royal Chambers. Guards swung open the gates <text:s/>and <text:s/>led the odd precession in.</text:p>
      <text:p text:style-name="P2"><text:tab/>“You have a visitor my Lord!” announced a voice.</text:p>
      <text:p text:style-name="P2"><text:tab/>“Come in,” boomed the Dark Lord.</text:p>
      <text:p text:style-name="P2"><text:tab/>Eman and the procession marched in the door of the kingdom. The King sat on his thrown. It was a massive thrown embroidered with flaming lions, the symbol of Damara. From head to toe the Dark Lord was covered in jewels and gold. His two marble black eyes shown at Eman.</text:p>
      <text:p text:style-name="P2"><text:tab/>“Ah … so the exile has returned,” said the Dark Lord. His harsh voice echoed ominously in the corridors like a ruler slapping on the ground of a huge room.</text:p>
      <text:p text:style-name="P2"><text:tab/>“Yes, I have the girl,” said Eman. Guards surrounded Kira. </text:p>
      <text:p text:style-name="P2"><text:tab/>“Throw her in the dungeon!” commanded the Dark Lord. Eman watched as they roughly took Kira. He met Kira's eyes for what he suspected was the last time. <text:span text:style-name="T1">Eman! <text:s/>s</text:span>he silently screamed. Eman turned away. He was done with emotions. They <text:s/>weakened him. He was the son of the Dark Lord and it would remain that way. As the guards filed out of the room, the Dark Lord spoke to Eman;</text:p>
      <text:p text:style-name="P2"><text:tab/>“I'm glad you're back, son,” said the dark Lord. “You will come to the meeting tonight. In the meanwhile make yourself at home,” he paused for affect, “you might not have for that much longer.”</text:p>
      <text:p text:style-name="P2"><text:tab/>“I will come,” said Eman.</text:p>
      <text:p text:style-name="P2"><text:tab/>“Good,” replied the Dark Lord. He gestured for the guards to escort him to his room. The guards watched him suspiciously as he went up to his room. He was still considered suspicious even though he was the Prince. The guards left him at a grand room but something Eman didn't notice was that it wasn't exactly the same. It was slightly smaller than his original one and the tapestries were slightly less magnificent. Eman, however, had been accustomed to sleeping on a mat in a dreary room. He did not take in the splendor of the room. He was too tired for that. He simply flopped on the bed like a dead fish and fell asleep.</text:p>
      <text:p text:style-name="P2"/>
      <text:p text:style-name="P2"><text:soft-page-break/><text:tab/>“Sir! Sir! A voice called from outside Eman's room. “Wake up, sir! It's time for the meeting, sir!”</text:p>
      <text:p text:style-name="P2"><text:tab/>Eman slowly opened one eye. He rose lethargically, stretched, and walked to the meeting. All the seats were taken inside the meeting room except for the one seat next to the Dark Lord. Eman sat down on the right of the Dark Lord. </text:p>
      <text:p text:style-name="P2"><text:tab/>“You finally decided to come,” sneered the Dark Lord. “Do you realize how late you are?”</text:p>
      <text:p text:style-name="P2"><text:tab/>“Yes, father,” replied Eman dutifully. He struggled to keep the tone of spite out of his voice.</text:p>
      <text:p text:style-name="P2"><text:tab/>”We were discussing what to do about the the rebellious Norans,” said the Dark Lord. </text:p>
      <text:p text:style-name="P2"><text:tab/>The Lords discussed the matter for many hours. Eman did not say a word. He would have drifted off to sleep had his sister (Erabella) not kicked him.</text:p>
      <text:p text:style-name="P2"><text:tab/>“Eman, do you have anything to say?” asked the Dark Lord.</text:p>
      <text:p text:style-name="P2"><text:tab/>“Oh yes,” said Eman, “I think the Norans should be … um … persuaded … to join us. We should let them know that we are the rightful rulers!”</text:p>
      <text:p text:style-name="P2"><text:tab/>“Brilliant!” exclaimed the Dark Lord. “You shall lead a troop and attack Nora! Meeting dismissed!”</text:p>
      <text:p text:style-name="P2"><text:tab/>“No … I didn't mean that,” whispered Eman to no one in particular. Erabella looked at him quizzically. <text:span text:style-name="T1">Maybe he has feelings for someone, </text:span>she thought. <text:span text:style-name="T1">We'll see what we can do about that.</text:span></text:p>
      <text:p text:style-name="P2">Erabella swept down the hallway to the dungeon.</text:p>
      <text:p text:style-name="P2"><text:tab/></text:p>
      <text:p text:style-name="P2"><text:tab/>Kira sat in the dungeon. Her hands were tied behind her back and the chains bit into her wrists. <text:s/>She struggled to get her hands free. </text:p>
      <text:p text:style-name="P2"><text:tab/>“Clink!” the chains slipped off her hands. There were red rings about her hands where the chains had been. She sighed - free at last. She got up off her seat which she had been chained to and explored her knew surroundings. There was a large metal door but it was locked. She searched the murky walls for any sign of an exit but to no avail. There were none to be found. She searched the ground. Nothing. She looked around helplessly. All she could do was wait.</text:p>
      <text:p text:style-name="P2"><text:tab/>“Thunk, thunk, thunk” footsteps pounded on the stairs to the dungeon. </text:p>
      <text:p text:style-name="P2"><text:tab/>Kira slipped back into her chains and pretended to be asleep. The door creaked open and a huge man stepped in. He was large and bulky and Kira had a hard time resisting the urge to stand up and kick him in the gut. </text:p>
      <text:p text:style-name="P2"><text:tab/>“Wake up! Wake up! Sleepy head!!” <text:s/>the man shook Kira. Kira immediately broke out of her fake sleep.</text:p>
      <text:p text:style-name="P2"><text:tab/>“Oh,” she said stupidly. Maybe if she played stupid this big brute would leave her alone.</text:p>
      <text:p text:style-name="P2"><text:tab/>“We will get to know each other rather well. Call me Grunt,” he said trying to sound friendly but Kira knew why he was really there. To torture her. </text:p>
      <text:p text:style-name="P2"><text:tab/>“Let's start by you telling me where you come from,” he commanded.</text:p>
      <text:p text:style-name="P2"><text:tab/>“Huh?” asked Kira still playing dumb.</text:p>
      <text:p text:style-name="P2"><text:tab/><text:span text:style-name="T1">SNAPP !</text:span> Kira's finger snapped between his fingers. “False, would you like to try again?”</text:p>
      <text:p text:style-name="P2"><text:tab/>“I don't know!” she said obviously Grunt hadn't fallen for her playing dumb.</text:p>
      <text:p text:style-name="P2"><text:tab/><text:span text:style-name="T1">SNAPP ! H</text:span>e snapped another one of her fingers. “I know you know. Please try again.”</text:p>
      <text:p text:style-name="P2"><text:tab/>“Moose-Moose,” she said in desperation. </text:p>
      <text:p text:style-name="P2"><text:tab/>“Where?” </text:p>
      <text:p text:style-name="P2"><text:tab/>“Moose-Moose,” she repeated a plan forming in her head. “Where we look up the nostrils of Moose every single day not much unlike you.”</text:p>
      <text:p text:style-name="P2"><text:tab/>Grunt dropped her hand in disgust. </text:p>
      <text:p text:style-name="P2"><text:tab/>“Obviously, you have nothing interesting to say,” Grunt grunted. “That is good enough for today.” He left with a sweep of his cloak and slammed the door behind him.</text:p>
      <text:p text:style-name="P2"/>
      <text:p text:style-name="P2"><text:soft-page-break/><text:tab/><text:span text:style-name="T6">Zendara circled above </text:span>the castle searching for any sign of where they might have taken Kira. Zendara did not like the way Eman looked at her but something told her that Eman was not the same as other servants of the Dark Lord or 'Dragon Slavers' as she called them. Something about him told her that he had changed. He obviously had feelings for Kira which was not natural. Something had changed him and was still changing him. But what? A curse? No it had to be something more powerful than that.</text:p>
      <text:p text:style-name="P2"/>
      <text:p text:style-name="P2"><text:tab/>“Ready! Aim! Fire!” called a voice from below. Zendara looked down but it was to late, she was trapped. </text:p>
      <text:p text:style-name="P2"><text:tab/></text:p>
      <text:p text:style-name="P2"/>
      <text:p text:style-name="P2"><text:tab/>“What am I to do?” asked Maran.</text:p>
      <text:p text:style-name="P2"><text:tab/>“You must leave tonight and go on a mission to Nora,” said Master Shamaran. “You should start by fetching your friends.” Maran ran back to the restaurant. This time was no less confusing than the time before. If you knew it was there you could see the restaurant flexing and contracting. Maran concentrated on finding his friends. He imagined them talking and laughing at their table but that did him no good. He was standing by a large restroom sign. He searched himself for any magical item or beacon. He laid his hand on his flute and a sudden idea occurred to him. He took out his flute and began to play. The music wafted through the restaurant. It should have echoed but it didn't since there were only a row of seats in the entire restaurant. The rest were all just copies of the same hallway. <text:s/>He ran down the many copies of one hallway turned a corner and there were his friends.</text:p>
      <text:p text:style-name="P2"><text:tab/>“Hey, guys!” exclaimed Maran. His friends looked up at Maran.</text:p>
      <text:p text:style-name="P2"><text:tab/>“That was fast,” said Elvena. “What's the rush?”</text:p>
      <text:p text:style-name="P2"><text:tab/>Elvena had noticed that Maran was out of breath. </text:p>
      <text:p text:style-name="P2"><text:tab/>“MasterShamaranneedstotalktoyouabouttheplantosaveNora,” said Maran.</text:p>
      <text:p text:style-name="P2"><text:tab/>“Whoa! Slow down!” commanded Amanar and then under his breath, “or I'll have to speak in Fencar for the rest of the day.”</text:p>
      <text:p text:style-name="P2"><text:tab/>“ Master Shamaran needs to talk to you about the plan to save Nora,” repeated Maran.</text:p>
      <text:p text:style-name="P2"><text:tab/>“Good, that is better,”said Amanar.</text:p>
      <text:p text:style-name="P2"><text:tab/>“Come quickly before I forget the way,” Maran beckoned to his friends to come with him as he set off at a run. The heroes followed him reluctantly. </text:p>
      <text:p text:style-name="P2"><text:tab/>“What did you say?” panted Elvena.</text:p>
      <text:p text:style-name="P2"><text:tab/>“Must … find way … out,” panted Maran. Maran and his friends turned the final corner and were out in open air.</text:p>
      <text:p text:style-name="P2"><text:tab/>“What was <text:span text:style-name="T1">that </text:span>all about?” asked Elvena. Maran explained to them how the restaurant changed and shifted with each costumer that came in and left. Elvena began to get bored. Maran kept rambling off about different things and it didn't seem to be that important.</text:p>
      <text:p text:style-name="P2"><text:tab/>“Okay, now that it is clear that it is clear that we were in an enchanted restaurant can we <text:span text:style-name="T1">go </text:span>now?” complained Elvena.</text:p>
      <text:p text:style-name="P2"><text:tab/>“Yes, that was the original intent,” said Maran. They walked quickly to Master Shamaran's office. </text:p>
      <text:p text:style-name="P2"><text:tab/> Master Shamaran sat at his desk wearing ridiculous glasses. A large map was on the top of his desk with scribbles written all over it to indicate where to what. </text:p>
      <text:p text:style-name="P2"><text:tab/>“The forces of Damara are most likely to attack here,” he said indicating one of his vague scribbles. It was on the most southern side of Nora, closest to Damara. </text:p>
      <text:p text:style-name="P2"><text:tab/>“So what do we do?” asked Maran.</text:p>
      <text:p text:style-name="P2"><text:soft-page-break/><text:tab/>“You will each defend one of the cardinal points and meet at the center of Nora,” explained <text:s/>Master Shamaran pointing to a scribble of the Nora times square indicating each of the Cardinal Points. “Amanar shall be in the South, Maran; east, Aaron; west, and Elvena ; North. All clear!”</text:p>
      <text:p text:style-name="P2"><text:tab/>“All clear!”</text:p>
      <text:p text:style-name="P2"><text:tab/>“Ah … one slight problem,” mumbled Amanar, <text:s/>Master Shamaran stared at him. “I can't fly a dragon.”</text:p>
      <text:p text:style-name="P2"><text:tab/>“Well then you'll have to fly clinging to Aaron's back,” stated Master Shamaran. Maran laughed at the image of Amanar clinging to Aaron for dear life. </text:p>
      <text:p text:style-name="P2"><text:tab/>“Its not funny,” snapped Amanar.</text:p>
      <text:p text:style-name="P2"><text:tab/>“Oh well,” said Elvena, “We need to <text:span text:style-name="T1">move </text:span>not sit here and poke fun at each other.”</text:p>
      <text:p text:style-name="P2"><text:tab/>“She's right,” said Master Shamaran ( not like it mattered ) but the heroes had already barreled out the door. He sighed. </text:p>
      <text:p text:style-name="P2"><text:tab/>The heroes slipped into there separate rooms to pack their things. They were to pack lightly to avoid weighing down the dragons and causing them to plummet down wards except of course for Amanar. Maran finished first. He bolted out the door to find that everyone was still changing. He peered in Elvena's room and found her changing. He recoiled from the door. He shouldn't have looked in there. He crept slowly past Elvena's door and then peered in Aaron's room. Before he could get a good look the door smacked him in the face. <text:span text:style-name="T1">SMACK!! </text:span>the door hit him between the eyes.</text:p>
      <text:p text:style-name="P2"><text:tab/>“Ow!” exclaimed Maran. He fell to the floor dramatically.</text:p>
      <text:p text:style-name="P2"><text:tab/>Aaron kicked him;</text:p>
      <text:p text:style-name="P2"><text:tab/>“Serves you right peering in my door like that,”said Aaron.</text:p>
      <text:p text:style-name="P2"><text:tab/>At that moment Amanar came out with a HUGE bag and was wearing a ridiculous goofy hat and sunglasses. </text:p>
      <text:p text:style-name="P2"><text:tab/>“What's up folks?” he asked casually. Maran and Aaron burst out laughing.</text:p>
      <text:p text:style-name="P2"><text:tab/>“What?” asked Amanar in offense.</text:p>
      <text:p text:style-name="P2"><text:tab/>“What is the hat for?” asked Maran.</text:p>
      <text:p text:style-name="P2"><text:tab/>“Its a decoration,” retorted Amanar, “I also brought my comb and my urshb nad ym balel nad aolt herot ffust …”</text:p>
      <text:p text:style-name="P2"><text:tab/>“Whoa! That is a <text:span text:style-name="T1">lot </text:span>of stuff. I don't speak Fencar but from the sounds of it you are pretty well loaded. You might bring down your entire dragon!” laughed Maran.</text:p>
      <text:p text:style-name="P2"><text:tab/>“Well I decided that if I'm going to fall I might as well fall fast so it won't hurt as much,” stated Amanar. The heroes stared at him as if he had just announced to commit suicide ( which basically what he had said ). </text:p>
      <text:p text:style-name="P2"><text:tab/>Everyone laughed even harder. “Why don't you take out you comb and brush and all that junk.” commanded Maran.</text:p>
      <text:p text:style-name="P2"><text:tab/>“Fine,” retorted Amanar. He unpacked most of his stuff and threw it inside his room. He zipped his bag closed and threw it over his shoulder. He made a pouty face at the rest of the heroes. When Elvena emerged from her room they set off towards Nora. There was little time to waste. Nora might have been under attack right at that moment. All laughter ( except for Maran ) had vanished from their faces. All that was left was a grave determination. They mounted the dragons and then set off. </text:p>
      <text:p text:style-name="P2"/>
      <text:p text:style-name="P2"/>
      <text:p text:style-name="P2"><text:tab/><text:span text:style-name="T6">Eman sprawled on his bed. </text:span>His legs and arms fanned out in a 'Dead Man's Float' position. He shifted twice then his eyes closed and he fell asleep. His hand fell upon the belt around his waist and he fell into a troubled sleep.</text:p>
      <text:p text:style-name="P2"/>
      <text:p text:style-name="P2"><text:tab/><text:span text:style-name="T1">Kira sat on an iron stool. Her hands were tied behind her back. Her bedraggled hair fell down in her face. Her skin was caked with mud and her splintered feet lay on the cold ground. The door creaked open and Kira lifted her eyes. </text:span><text:soft-page-break/><text:span text:style-name="T1">Her green eyes were filled with <text:s/>hope, Kira had not yet fallen to despair. Erabella entered the room. She was wearing the same dress as she had when she had gone to the meeting. Their was a small malicious grin on her face that Eman had grown to despise.</text:span></text:p>
      <text:p text:style-name="P7"><text:tab/>“Hello, my dear,” she said in that sickening voice. Eman wanted to scream. Kira was trapped <text:s/>like a mouse stuck in a cage of snakes, she had no idea what lay in wake for her but she was certain it wasn't good. </text:p>
      <text:p text:style-name="P7"><text:tab/>“Let us start by introducing ourselves because you will be … our guest for a while,” said Erabella. “If you don't already know I am Erabella, I am responsible for most of my brothers fame. Ha! I should be the one that everyone fears!”</text:p>
      <text:p text:style-name="P2"><text:span text:style-name="T1"><text:tab/>Not true, </text:span>thought Eman spitefully.</text:p>
      <text:p text:style-name="P2"><text:tab/><text:span text:style-name="T1">“I feel your … pain,” said Kira tentatively.</text:span></text:p>
      <text:p text:style-name="P7"><text:tab/>“I know right!” exclaimed Erabella. “Men never give the women any credit!”</text:p>
      <text:p text:style-name="P7"><text:tab/>Kira stared blankly at her. She had no reply.</text:p>
      <text:p text:style-name="P7"><text:tab/>“Speaking of men,” continued Erabella, “what has been going on with Eman?”</text:p>
      <text:p text:style-name="P7"><text:tab/>“I don't understand,” said Kira.</text:p>
      <text:p text:style-name="P7"><text:tab/>Erabella's friendly smile turned into a scowl. Her crooked nose came close to Kira. Kira could smell the stench of her breath.</text:p>
      <text:p text:style-name="P7"><text:tab/>“We know that you know, so you might as well spit it out,” she said, her cold eyes boring into Kira.</text:p>
      <text:p text:style-name="P7"><text:tab/>“Honestly don't know what you are talking about,” pleaded Kira.</text:p>
      <text:p text:style-name="P7"><text:tab/>Erabella grabbed one of her arms and began twisting it.</text:p>
      <text:p text:style-name="P7"><text:tab/>“Tell me now!” screamed Erabella.</text:p>
      <text:p text:style-name="P7"><text:tab/>“Eman … Eman …, “ stammered Kira.</text:p>
      <text:p text:style-name="P7"><text:tab/>“Hurry up, girl,” screeched Erabella.</text:p>
      <text:p text:style-name="P7"><text:tab/>“I … don't … know …,” said Kira. </text:p>
      <text:p text:style-name="P7"><text:tab/>Erabella swung her fist down on Kira breaking her jaw. She repeatedly beat Kira. Kira stared defiantly at Erabella despite the growing number of <text:s/>bruises on her forearms and cheeks. Erabella was even more infuriated and swung a large stick down on Kira's head. Kira's head rolled to one side and blood squirted from her mouth.</text:p>
      <text:p text:style-name="P7"/>
      <text:p text:style-name="P2">“Kira!” thought Eman. He woke up and his head was pounding. The dream raced around in his head. He looked at his hands. There was a black smudge where he had touched the belt. He rubbed his fingers together and it floated away like ash. He looked down at the belt and it was glowing faintly. The truth of the belt smacked Eman in the face; it was responsible for his weaknesses and he wished to destroy it. He grasped the belt and tried to unbuckle it, but it was fused into his skin. He tried harder, but it caused him excruciating pain so he stopped.</text:p>
      <text:p text:style-name="P2"><text:tab/>“Well, I really have done it this time,” thought Eman. “There was no stopping it now.”</text:p>
      <text:p text:style-name="P2"><text:tab/>“Prince Eman,” a voice called from outside. “The meeting for the raid is beginning!”</text:p>
      <text:p text:style-name="P2"><text:tab/>Eman hurriedly got ready for the day and he threw himself out the door. He ran down the grand steps to the meeting room from last night. He entered the room slowing down to a slow regal walk to make it seem that he had purposely arrived late.</text:p>
      <text:p text:style-name="P2"><text:tab/>A large map was laid on the table and generals were sitting around the table chatting mildly. Eman did the only thing he could think of doing – shouting at them.</text:p>
      <text:p text:style-name="P2"><text:tab/>“Quiet!” he screamed. “Do we want a raid or not.”</text:p>
      <text:p text:style-name="P2"><text:tab/>Murmurs of “I'm sorry, Prince Eman,” rose from the assembled.</text:p>
      <text:p text:style-name="P2"><text:tab/>“I said quiet,” demanded Eman.</text:p>
      <text:p text:style-name="P2"><text:tab/>He sat down at the head of the table.</text:p>
      <text:p text:style-name="P2"><text:soft-page-break/><text:tab/>“How many troops do we have?” he asked the general next to him.</text:p>
      <text:p text:style-name="P2"><text:tab/>“1,000, sir,” he replied</text:p>
      <text:p text:style-name="P2"><text:tab/>“Good,” said Eman. “What do we know about the enemies defenses?”</text:p>
      <text:p text:style-name="P2"><text:tab/>“They are strong, sir,” he said. “They train to fend off our warriors.”</text:p>
      <text:p text:style-name="P2"><text:tab/>“I have a plan,” said Eman.</text:p>
      <text:p text:style-name="P2"><text:tab/>The meeting seemed to sigh.</text:p>
      <text:p text:style-name="P2"><text:tab/>“We will begin with a frontal attack,” he said, “then we will surround Nora and lay siege to it.”</text:p>
      <text:p text:style-name="P2"><text:tab/>“Sir,” asked a general.”How do we do that?”</text:p>
      <text:p text:style-name="P2"><text:tab/>“500 will attack from the front and then retreat back to Damara. Meanwhile, troops surround Nora,” explained Eman.</text:p>
      <text:p text:style-name="P2"><text:tab/>“Sir, why don't we attack all from the front?” asked a general.</text:p>
      <text:p text:style-name="P2"><text:tab/>“Stick to the plan!” commanded Eman.</text:p>
      <text:p text:style-name="P2"><text:tab/>“But, sir, that is not possible because …”</text:p>
      <text:p text:style-name="P2"><text:tab/>“Do not tell me what we can and cannot do!” screamed Eman.</text:p>
      <text:p text:style-name="P2"><text:tab/>“But, sir, we don't have the numbers!”</text:p>
      <text:p text:style-name="P2"><text:tab/>Eman lifted up the general and shook him. </text:p>
      <text:p text:style-name="P2"><text:tab/>“We have 1,000 men. How can we not have enough!” said Eman crashing him to the table. “Everyone is dismissed and gather your men!” Eman released the general and let them back out the door.</text:p>
      <text:p text:style-name="P2"><text:tab/>Erabella sauntered in the door and Eman instinctively balled his fists.</text:p>
      <text:p text:style-name="P2"><text:tab/>“Nice plan,” she said. “Father would be proud.”</text:p>
      <text:p text:style-name="P2"><text:tab/>“How do you know,” retorted Eman.</text:p>
      <text:p text:style-name="P2"><text:tab/>“It was a compliment. You should be proud,” she replied.</text:p>
      <text:p text:style-name="P2"><text:tab/>“What do you know?”</text:p>
      <text:p text:style-name="P2"><text:tab/>“I'm just trying to help. I always have the best interest of my brother in mind,” she said.</text:p>
      <text:p text:style-name="P2"><text:tab/>“Yeah, right,” retorted Eman.</text:p>
      <text:p text:style-name="P2"><text:tab/>“We could conquer the world together, Eman, we would go far beyond Maroara and explore and conquer. We are power,” Erabella watched as her words sunk into Eman a small smile appeared on his lips. This was the Eman she remembered.</text:p>
      <text:p text:style-name="P2"><text:tab/>“We could,” he agreed. Erabella left the room leaving a very puzzled Eman. He hesitated for a moment and then followed her. Erabella turned the corner and vanished into her room leaving Eman to stare blankly at the open ground. </text:p>
      <text:p text:style-name="P2"><text:tab/>He returned to his room to ponder. He pulled out a desk and placed a paper and pen on top of it and began to write. He started by drawing a diagram of Nora and then began to pick apart its many weak points. He labeled all the sides of the <text:s/>diagram and explained his battle plan below. When he finished it he looked at it proudly and thought; <text:span text:style-name="T1">This is a masterpiece.</text:span></text:p>
      <text:p text:style-name="P7"/>
      <text:p text:style-name="P2"><text:tab/><text:span text:style-name="T6">The heroes flew for two days and two mights </text:span>and their supplies were beginning to dwindle. That morning when Maran was scouting a head he shouted;</text:p>
      <text:p text:style-name="P2"><text:tab/>“Home bound!” and pointed straight ahead. There was Nora, as peaceful as ever, the people were just waking up. Women went off to get food for their families while me hunted or worked to earn money for their families. In the battle school the pupils were just beginning their lesson of the day while the people in Wizard School floated pencils and recited incantations.</text:p>
      <text:p text:style-name="P2"><text:tab/>Maran was always bored with lifestyle of the Norans because they always did the same thing every day but now <text:soft-page-break/>it seemed welcoming and beautiful. This way of life was easier than the life that Maran had been swept into. He could not wait to land in Nora.</text:p>
      <text:p text:style-name="P2"/>
      <text:p text:style-name="P2"><text:tab/>A half hour later they set down on land and all the Norans encircled them. They had never seen a Luck Dragon before and they all scrambled to take a look. Maran's mother pushed to the front. She looked around nervously and then her eyes fell on Maran. </text:p>
      <text:p text:style-name="P2"><text:tab/>“Maran? Is that you? We believed you were dead! Is that really you?” she asked.</text:p>
      <text:p text:style-name="P2"><text:tab/>“Yes, it is me,” Maran was grinning foolishly. Mother and son embraced and Maran couldn't keep from crying for joy.</text:p>
      <text:p text:style-name="P2"><text:tab/>“Ah … Maran there is one slight problem,” whispered Elvena in his ear. Maran looked up and saw a huge army coming from the south. Eman was was leading it. </text:p>
      <text:p text:style-name="P2"><text:tab/>“Norans!” shouted Maran, “Form line of battle!”</text:p>
      <text:p text:style-name="P2"><text:tab/>“Soldiers and students rushed from the battle school. They formed ranks and were all heavily armed. They were prepared to face the wrath of Damara.</text:p>
      <text:p text:style-name="P2"><text:tab/>Eman halted in front of the crowd. In his hand was a banner with a flaming lion depicted on it. <text:s/>He stood atop the large hill and addressed the crowd. </text:p>
      <text:p text:style-name="P2"><text:tab/>“Good morning, ladies and gentlemen of Nora!” he boomed, “This day is very momentous day for me for this is the day where I may lead a raid!”</text:p>
      <text:p text:style-name="P2"><text:tab/>There was no applause, all of the villagers simply fled leaving Maran, Elvena, Amanar and Aaron along with the army. <text:span text:style-name="T1">That wasn't even a </text:span>good <text:span text:style-name="T1">speech </text:span>thought Maran.</text:p>
      <text:p text:style-name="P2"><text:tab/>“I offer you a truce!” he boomed, “I will let you surrender! You would flee your homeland but you would still be a live! Choose wisely and swiftly for the Dark Lord takes no prisoners!”</text:p>
      <text:p text:style-name="P2"><text:tab/>“NEVER!” bellowed the army of Norans.</text:p>
      <text:p text:style-name="P2"><text:tab/>“Then so be it!” boomed Eman, “Charge!”</text:p>
      <text:p text:style-name="P2"><text:tab/>Eman and his warriors charged at the army of Norans. The soldiers held their swords high as the clawed their way into battle. </text:p>
      <text:p text:style-name="P2"><text:tab/>Maran swooped down on Ara towards the Eman. Ara spewed flames on enemy soldiers while Maran hacked off their soldiers. Just as he had finished off the umpteenth soldier he spotted Eman. <text:s/></text:p>
      <text:p text:style-name="P2">Elvena lay at his feet but she didn't seem to be bleeding. A wry smile appeared on Eman's lips, Maran balled his fists. Maran swooped in and knocked Eman over. His fist slammed into Eman's jaw making a satisfactory '<text:span text:style-name="T1">SNAPP!</text:span>' </text:p>
      <text:p text:style-name="P2"><text:tab/>Eman stood up blood oozing from her mouth. </text:p>
      <text:p text:style-name="P2"><text:tab/>“You will pay for that,” he snarled. Eman charged at Maran and Maran was thrown back against a rock. Maran felt pain melt into his brain. His heart pounded. He stood up only to be whacked down again by Eman. </text:p>
      <text:p text:style-name="P2"><text:tab/>“Hey! Are you friends with the girl called Kira?” sneered Maran.</text:p>
      <text:p text:style-name="P2"><text:tab/>“Yes,” gasped Maran.</text:p>
      <text:p text:style-name="P2"><text:tab/>“Oh, well if I were you I wouldn't waste my time fighting me! Go rescue her! She is in the first dungeon. Most people don't live long enough to get there.” he paused for effect, “Including you!”</text:p>
      <text:p text:style-name="P2"><text:tab/>Eman knocked Maran unconscious. “Good night sweet Maran!” he taunted. A rope appeared a round his waist. <text:span text:style-name="T1">Oh Great! </text:span>He thought. Eman was captured.</text:p>
      <text:p text:style-name="P2"><text:tab/>“Retreat!” he bellowed right before a club came down on his head … </text:p>
      <text:p text:style-name="P2"><text:tab/><text:span text:style-name="T6">There was a large feast that night</text:span> and the heroes drank to the heath of Nora. It was a beautiful night and the Norans were celebrating their victory.</text:p>
      <text:p text:style-name="P2"><text:soft-page-break/><text:tab/>“That wasn't so bad,” exclaimed Amanar, “If this was a deadly mission were sent on it is not very difficult! We barely lost any men! I mean what is this? A cheap shot?”</text:p>
      <text:p text:style-name="P2"><text:tab/>Elvena and Aaron stared at him in grave silence. They now remembered the small army of Damaran troops, there were more coming soon.</text:p>
      <text:p text:style-name="P2"><text:tab/>“What? I was just joking?” asked Amanar in confusion.</text:p>
      <text:p text:style-name="P2"><text:tab/>“We must warn the general immediately!” exclaimed Elvena and dashed out the door. </text:p>
      <text:p text:style-name="P2"><text:tab/>“What are you guys talking about?” asked Amanar but Elvena and Amanar had already taken off to where the general held his feasts. They turned a sharp left and found the general sitting in the middle of a dining room.</text:p>
      <text:p text:style-name="P2"><text:tab/>“Faster! Faster! Faster!” chanted the soldiers as the general chugged beer.</text:p>
      <text:p text:style-name="P2"><text:tab/>The general looked extremely dizzy after he chugged down his 21<text:span text:style-name="T7">st</text:span> beer. Soldiers pushed past them to get closer to the spectacle.</text:p>
      <text:p text:style-name="P2"><text:tab/>“Maybe we should come back later,” said Aaron.</text:p>
      <text:p text:style-name="P2"><text:tab/>“Definitely,” agreed Elvena.</text:p>
      <text:p text:style-name="P2"><text:tab/><text:span text:style-name="T6">BELCH! </text:span>Belched the general and a very stinky gas rose in the room.</text:p>
      <text:p text:style-name="P2"><text:tab/>“Lets go!” said Aaron. The pair ran back to the main dining room as quickly as possible to avoid the smell.</text:p>
      <text:p text:style-name="P2"><text:tab/>“What's up with the general?” asked Amanar. He was still struggling to breath form the amazing the belch. </text:p>
      <text:p text:style-name="P2"><text:tab/>“I think he drank to much beer,” said Elvena, “I always knew that stuff was bad for you!” </text:p>
      <text:p text:style-name="P2"><text:tab/>“I like beer a lot! It goes well with apple pie!” said Amanar.</text:p>
      <text:p text:style-name="P2"><text:tab/>“Oops,” he mumbled, “But I think his has got the right idea! We defeated Damara! Lets Party!”</text:p>
      <text:p text:style-name="P2"><text:tab/>“Maybe your right,” <text:s/>agreed Elvena and they returned to their table.</text:p>
      <text:p text:style-name="P2"><text:tab/>As the night wore on the Noran's became more and more delirious. There were no sentries posted and loud voices could be heard echoing through the building. </text:p>
      <text:p text:style-name="P2"><text:tab/>“Ya know, I'm so glad we defeated those Damarans,” said Amanar for the umpteenth time.</text:p>
      <text:p text:style-name="P2"><text:tab/>“Yeah, I know, ain't good,” said Aaron making no sense what so ever. Elvena was the only one completely delirious.</text:p>
      <text:p text:style-name="P2"><text:tab/>Elvena slapped both of them.</text:p>
      <text:p text:style-name="P2"><text:tab/>“You two are starting to sound stupider than Searat!” she exclaimed and stormed away.</text:p>
      <text:p text:style-name="P2"><text:tab/>“What would Master Shamaran say if he found out what happened to us,” she mumbled to herself.</text:p>
      <text:p text:style-name="P2"><text:tab/>“Wha her problem?” asked Amanar stupidly.</text:p>
      <text:p text:style-name="P2"><text:tab/>Elvena stormed into the room the Norans had provided her with and began to pack her things. That is she saw them. Damara was invading; again.</text:p>
      <text:p text:style-name="P2"><text:tab/>“Oh my gosh!” she screamed and raced out the door bolting it behind her. She found Aaron and Amanar easily they were still sitting at the same spot hunched over the table and laughing stupidly.</text:p>
      <text:p text:style-name="P2"><text:tab/>“Amanar! Aaron!” she shouted. They looked up at her and Elvena couldn't help but be reminded of stupid monkeys, very very stupid monkeys. “We are in trouble!” she shouted, “Damarans are attacking!”</text:p>
      <text:p text:style-name="P2"><text:tab/>“Who are ya?” asked Amanar.</text:p>
      <text:p text:style-name="P2"><text:tab/>“Agh!” she demanded, “Snap out of it you guys!”</text:p>
      <text:p text:style-name="P2"><text:tab/>“Huh, whoever you are your very beautiful, Amanar want to give you long long hug,” his eyes glinted stupidly.</text:p>
      <text:p text:style-name="P2"><text:tab/>Elvena looked at him disgustedly.</text:p>
      <text:p text:style-name="P2"><text:tab/>“They drugged you!” she shouted, “You never act this way! Now snap out of <text:s/>-----”</text:p>
      <text:p text:style-name="P2"><text:tab/>At that moment Damaran troops burst through the window. Elvena drew her sword.</text:p>
      <text:p text:style-name="P2"><text:tab/>“Come' on Norans! You fight with honor! Help me!” bellowed Elvena trying to encourage them. They all looked <text:soft-page-break/>up at her stupidly.</text:p>
      <text:p text:style-name="P2"><text:tab/><text:span text:style-name="T1">Oh great </text:span>she thought <text:span text:style-name="T1">I'm facing an entire Damaran army with only a hoard of monkeys! Help me!</text:span></text:p>
      <text:p text:style-name="P2"><text:tab/>A thought struck her in the face. <text:span text:style-name="T1">Maran! </text:span>He could help her. He was not drugged. She sprinted to the hospital. She pushed past the white curtains and was confronted with a wave of sickness. The illness in the room clung to her like a wet rag.</text:p>
      <text:p text:style-name="P2"><text:tab/>“Maran? Maran?” she called. She wandered to where she had last seen him lying. Someone tapped her on the shoulder; it was Eman. She through a punch at him.</text:p>
      <text:p text:style-name="P2"><text:tab/>“This isn't going to be solved by violence,” he said easily deflecting her blows.</text:p>
      <text:p text:style-name="P2"><text:tab/>“What do you want from me?” she asked.</text:p>
      <text:p text:style-name="P2"><text:tab/>“I want to save your friends,” he said coolly.</text:p>
      <text:p text:style-name="P2"><text:tab/>“What?” asked Elvena outraged, “This has to be the lamest trick you lame Damarans have <text:span text:style-name="T2">ever </text:span><text:span text:style-name="T8">ever pulled!”</text:span></text:p>
      <text:p text:style-name="P2"><text:span text:style-name="T2"><text:tab/></text:span><text:span text:style-name="T8">“Here me out!” demanded Eman grabbing Elvena around her waist, “I will free your friends of the drug and that obnoxious girl along with her boyfriend ( Elvena flinched at the word 'boyfriend' ) if you release me from these danged chains.” He held up his chains.</text:span></text:p>
      <text:p text:style-name="P2"><text:span text:style-name="T2"><text:tab/></text:span><text:span text:style-name="T8">“I know what your thinking,” he said, “Your thinking about flying away with me tied to a dragon. Troops are waiting outside and will shoot down anybody, even their own commander …” he shuddered, “I don't want to die.”</text:span></text:p>
      <text:p text:style-name="P2"><text:span text:style-name="T2"><text:tab/></text:span><text:span text:style-name="T8">“How do I know you are not lying?” asked Elvena.</text:span></text:p>
      <text:p text:style-name="P11"><text:tab/>Soldiers sprinted into the room. Eman pulled Elvena into a hiding spot.</text:p>
      <text:p text:style-name="P11"><text:tab/>“That's why” said Eman. Elvena was too tired to speak. The Damaran troops scanned the room for loot. They smashed windows and turned over hospital beds.</text:p>
      <text:p text:style-name="P11"><text:tab/>“Okay,” whispered Elvena, “I'll release you, but you promised.”</text:p>
      <text:p text:style-name="P11"><text:tab/>Elvena softly freed Eman from his chains.</text:p>
      <text:p text:style-name="P11"><text:tab/>“Ararum vereal rute ananus ogod,” chanted Eman. The room was absolutely still for a moment and then it returned to normal. </text:p>
      <text:p text:style-name="P11"><text:tab/>“Go! Run!” whispered Eman to Elvena. Elvena ran down the long hallways to her friends. Eman stood up from his hiding place.</text:p>
      <text:p text:style-name="P11"><text:tab/>“I think we should wait for the enemy for the enemies next move,” he said addressing his troops.</text:p>
      <text:p text:style-name="P11"><text:tab/>“Hands up, Eman,” a scaly voice said. Eman recognized it as Erabella … </text:p>
      <text:p text:style-name="P11"/>
      <text:p text:style-name="P11"/>
      <text:p text:style-name="P2"><text:span text:style-name="T9"><text:tab/>KIRA HEARD THE POUNDING OF FOOTSTEPS </text:span><text:span text:style-name="T8"><text:s/>as the Damaran troops thundered out of the palace. She waited for them to leave and then freed herself from the chains. She walked up to the door and tried to push it open.</text:span></text:p>
      <text:p text:style-name="P2"><text:span text:style-name="T2"><text:tab/>Open! Open! </text:span><text:span text:style-name="T8">She thought as if her thoughts could push it open. She pushed and pushed but it would not budge.</text:span></text:p>
      <text:p text:style-name="P11"><text:tab/>“Kira! Kira!” called a voice from outside. Kira ignored it.</text:p>
      <text:p text:style-name="P11"><text:tab/>“Ki-ra!” it called . Kira stepped back into the pit of the dungeon.</text:p>
      <text:p text:style-name="P11"><text:tab/>“Who's there?” she asked.</text:p>
      <text:p text:style-name="P11"><text:tab/>“Ki-ira,” it called again. This time she located the voice.</text:p>
      <text:p text:style-name="P11"><text:tab/>Elvena was calling to her from the small window.</text:p>
      <text:p text:style-name="P11"><text:tab/>“Elvena!” cried Kira for joy.</text:p>
      <text:p text:style-name="P11"><text:tab/>“No, time for talking! Lets go!” whispered Elvena through the bars. She placed an acid on the barred window and the bars began to thin.</text:p>
      <text:p text:style-name="P11"><text:tab/>“These should burn through in a few hours,” whispered Elvena, “I'm going to see if I can find a faster way to you.”</text:p>
      <text:p text:style-name="P11"><text:soft-page-break/><text:tab/>“Ok,” Kira whispered back. Elvena vanished from view and then slunk away. </text:p>
      <text:p text:style-name="P11"><text:tab/>Kira sank down in the dungeon. The smell of burning gas filled the dark dungeon. She willed the burning to go faster but it was urging a slug to beat a race car. It did no good. The smell of rotting flesh was the most common smell in the dungeon. It was nice to smell something different.</text:p>
      <text:p text:style-name="P11"><text:tab/>“Okay,” a voice whispered from the dungeon door, “I'm almost done opening the door to your cell!”</text:p>
      <text:p text:style-name="P11"><text:tab/>“Elvena!” whispered Kira excitedly, “You really did find an easier way through!”</text:p>
      <text:p text:style-name="P11"><text:tab/>“Well actually I did not,” said Elvena bursting through the door, “But I did find this.”</text:p>
      <text:p text:style-name="P11"><text:tab/>She held up a large wicked looking ax.</text:p>
      <text:p text:style-name="P11"><text:tab/>“Probably enough to hack through the bars easily but it will still make a lot of noise so we have to get out as soon as possible.”</text:p>
      <text:p text:style-name="P11"><text:tab/>Elvena went silent.</text:p>
      <text:p text:style-name="P11"><text:tab/>“What is it?” asked Kira.</text:p>
      <text:p text:style-name="P11"><text:tab/>“We lost Nora,” replied Elvena.</text:p>
      <text:p text:style-name="P11"><text:tab/>Kira stared at her in shock. She couldn't believe <text:s/>this was true.</text:p>
      <text:p text:style-name="P11"><text:tab/>“No … no …,” whispered Kira.</text:p>
      <text:p text:style-name="P11"><text:tab/>“Nora's gone,” repeated Elvena.</text:p>
      <text:p text:style-name="P11"><text:tab/>“How did this happen?” Kira asked.</text:p>
      <text:p text:style-name="P11"><text:tab/>“I don't know,” stuttered Elvena but Kira could tell that was not all.</text:p>
      <text:p text:style-name="P11"><text:tab/>“Where's Maran?” asked Kira.</text:p>
      <text:p text:style-name="P11"><text:tab/>“I don't know …”</text:p>
      <text:p text:style-name="P11"><text:tab/>“What do you mean you don't know?” asked Kira</text:p>
      <text:p text:style-name="P11"><text:tab/>“Maran's captured,” said Elvena sadly.</text:p>
      <text:p text:style-name="P11"><text:tab/>“Oh no” Kira put her head in her hands. </text:p>
      <text:p text:style-name="P11"><text:tab/>“Don't worry, we'll find him,” reassured Elvena.</text:p>
      <text:p text:style-name="P11"><text:tab/>“They're in the dungeon!” shouted a voice from above.</text:p>
      <text:p text:style-name="P11"><text:tab/>Without another word Elvena hacked through the bars and slipped out side. Kira followed her. The pair sprinted away from Dark Castle and towards the woods. Kira looked up at the sky and could see a dragon flying up ahead. </text:p>
      <text:p text:style-name="P11"><text:tab/>“Amanar! Aaron!” she called. They looked down and saw her. The dragon swooped down toward her. The dragon scooped them up and they were air born. The soldiers that had been chasing them went into the dungeon to find nothing left in the dungeon except for a few broken bars. They shook their fists at the dragon that flew into the sky.</text:p>
      <text:p text:style-name="P11"/>
      <text:p text:style-name="P3"><text:span text:style-name="T8"><text:tab/></text:span><text:span text:style-name="T2">Next time. Next time.</text:span><text:span text:style-name="T8"><text:line-break/></text:span></text:p>
      <text:p text:style-name="P11"/>
      <text:p text:style-name="P2"><text:span text:style-name="T8"><text:tab/></text:span><text:span text:style-name="T9">Eman was slammed to his knees.</text:span></text:p>
      <text:p text:style-name="P12"/>
      <text:p text:style-name="P11"><text:tab/>“Why did you break the spell!” demanded Erabella, “We could have killed or captured all the citizens but yet you let them run! Do you know how disappointed Father is in you?”</text:p>
      <text:p text:style-name="P11"><text:tab/>“I ---” began Eman.</text:p>
      <text:p text:style-name="P11"><text:tab/>“No excuses!” cried Erabella raising her arms in a large circle of black magic, “We could have thousands of pets to torture and kill but guess what you did! YOU LET THEM GO! You are a disgrace to my family!”</text:p>
      <text:p text:style-name="P2"><text:span text:style-name="T8"><text:tab/>She repeatedly kicked him. Eman looked up in horror at her mad eyes. She was insane, insane for power. That </text:span><text:soft-page-break/><text:span text:style-name="T8">was what set them apart. </text:span></text:p>
      <text:p text:style-name="P11"><text:tab/>“Father should have kept you in exile!” she shrieked, “You even let that girl go! You should be punished ten-fold of what happened to you last time!”</text:p>
      <text:p text:style-name="P11"><text:tab/>She pondered for a moment.</text:p>
      <text:p text:style-name="P11"><text:tab/>“I know,” she said maliciously. She drew out a long cruel looking knife and brandished it in front of Eman. She exposed his for arm and dug the knife in repeatedly along his arm.</text:p>
      <text:p text:style-name="P11"><text:tab/>“Go!” she demanded, “Before I hurt you more! AND NEVER COME BACK!”</text:p>
      <text:p text:style-name="P11"><text:tab/>Eman sprinted out the grand doors of the Noran building and vanished from sight. Erabella smirked she now had all of her fathers power in her ha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2-11-23T19:05:30.88</meta:creation-date>
    <dc:date>2013-02-17T15:56:42.03</dc:date>
    <dc:creator>Isadora White</dc:creator>
    <meta:editing-duration>P11DT11H11M23S</meta:editing-duration>
    <meta:editing-cycles>58</meta:editing-cycles>
    <meta:generator>OpenOffice.org/3.3$Win32 OpenOffice.org_project/330m20$Build-9567</meta:generator>
    <meta:printed-by>Isadora White</meta:printed-by>
    <meta:print-date>2013-01-21T14:29:32.41</meta:print-date>
    <meta:document-statistic meta:table-count="0" meta:image-count="0" meta:object-count="0" meta:page-count="17" meta:paragraph-count="404" meta:word-count="9633" meta:character-count="50757"/>
  </office:meta>
</office:document-meta>
</file>